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3000000E30835082E3B89799E.png" manifest:media-type="image/png"/>
  <manifest:file-entry manifest:full-path="Pictures/10000000000000E3000000E39961C7B752DF282F.png" manifest:media-type="image/png"/>
  <manifest:file-entry manifest:full-path="Pictures/10000000000000E3000000E30A2A2126A6481B42.png" manifest:media-type="image/png"/>
  <manifest:file-entry manifest:full-path="Pictures/10000000000000E3000000E38928B9B90EED7523.png" manifest:media-type="image/png"/>
  <manifest:file-entry manifest:full-path="Pictures/10000000000000E3000000E3F0C244E38B11E30B.png" manifest:media-type="image/png"/>
  <manifest:file-entry manifest:full-path="Pictures/10000000000000E3000000E3B35E70BB4F726BF7.png" manifest:media-type="image/png"/>
  <manifest:file-entry manifest:full-path="Pictures/10000000000000E3000000E3F191444489229F63.png" manifest:media-type="image/png"/>
  <manifest:file-entry manifest:full-path="Pictures/10000000000000E3000000E3296D42A512D24001.png" manifest:media-type="image/png"/>
  <manifest:file-entry manifest:full-path="Pictures/10000000000000E3000000E3D282CCAA17C8F428.png" manifest:media-type="image/png"/>
  <manifest:file-entry manifest:full-path="Pictures/10000000000000E3000000E39A9B715B6D2F54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6.006cm" svg:height="6.006cm" draw:z-index="0"><draw:image xlink:href="Pictures/10000000000000E3000000E30835082E3B89799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width="6.006cm" svg:height="6.006cm" draw:z-index="1"><draw:image xlink:href="Pictures/10000000000000E3000000E38928B9B90EED75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6.006cm" svg:height="6.006cm" draw:z-index="2"><draw:image xlink:href="Pictures/10000000000000E3000000E30A2A2126A6481B42.png" xlink:type="simple" xlink:show="embed" xlink:actuate="onLoad" loext:mime-type="image/png"/></draw:frame></text:p>
      <text:p text:style-name="Standard"><draw:frame draw:style-name="fr2" draw:name="Figura4" text:anchor-type="paragraph" svg:width="6.006cm" svg:height="6.006cm" draw:z-index="3"><draw:image xlink:href="Pictures/10000000000000E3000000E3F0C244E38B11E30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paragraph" svg:width="6.006cm" svg:height="6.006cm" draw:z-index="4"><draw:image xlink:href="Pictures/10000000000000E3000000E3F191444489229F6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6" text:anchor-type="paragraph" svg:width="6.006cm" svg:height="6.006cm" draw:z-index="5"><draw:image xlink:href="Pictures/10000000000000E3000000E39961C7B752DF282F.png" xlink:type="simple" xlink:show="embed" xlink:actuate="onLoad" loext:mime-type="image/png"/></draw:frame></text:p>
      <text:p text:style-name="Standard"><draw:frame draw:style-name="fr1" draw:name="Figura7" text:anchor-type="paragraph" svg:width="6.006cm" svg:height="6.006cm" draw:z-index="6"><draw:image xlink:href="Pictures/10000000000000E3000000E3D282CCAA17C8F42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8" text:anchor-type="paragraph" svg:width="6.006cm" svg:height="6.006cm" draw:z-index="7"><draw:image xlink:href="Pictures/10000000000000E3000000E3296D42A512D240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9" text:anchor-type="paragraph" svg:width="6.006cm" svg:height="6.006cm" draw:z-index="8"><draw:image xlink:href="Pictures/10000000000000E3000000E3B35E70BB4F726BF7.png" xlink:type="simple" xlink:show="embed" xlink:actuate="onLoad" loext:mime-type="image/png"/></draw:frame></text:p>
      <text:p text:style-name="Standard"><draw:frame draw:style-name="fr1" draw:name="Figura10" text:anchor-type="paragraph" svg:width="6.006cm" svg:height="6.006cm" draw:z-index="9"><draw:image xlink:href="Pictures/10000000000000E3000000E39A9B715B6D2F54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8:59:45.796000000</meta:creation-date>
    <dc:date>2019-06-10T14:32:33.027000000</dc:date>
    <meta:editing-duration>PT5M13S</meta:editing-duration>
    <meta:editing-cycles>3</meta:editing-cycles>
    <meta:generator>LibreOffice/5.4.6.2$Windows_X86_64 LibreOffice_project/4014ce260a04f1026ba855d3b8d91541c224eab8</meta:generator>
    <meta:document-statistic meta:table-count="0" meta:image-count="10" meta:object-count="0" meta:page-count="2" meta:paragraph-count="0" meta:word-count="0" meta:character-count="0" meta:non-whitespace-character-count="0"/>
  </office:meta>
</office:document-meta>
</file>